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ccanthis ADF Std" svg:font-family="'Accanthis ADF Std'"/>
    <style:font-face style:name="DejaVu Sans" svg:font-family="'DejaVu Sans'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5e07" officeooo:paragraph-rsid="00185e07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935fc" officeooo:paragraph-rsid="001935fc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7f92d" officeooo:paragraph-rsid="0017f92d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0d42f" officeooo:paragraph-rsid="0020d42f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5" style:family="paragraph" style:parent-style-name="Title_20_and_20_Content_7e_LT_7e_Gliederung_20_1">
      <style:paragraph-properties fo:text-align="start" style:justify-single-word="false"/>
      <style:text-properties officeooo:paragraph-rsid="001cfb7b"/>
    </style:style>
    <style:style style:name="P6" style:family="paragraph" style:parent-style-name="Title_20_and_20_Content_7e_LT_7e_Gliederung_20_1">
      <style:paragraph-properties fo:text-align="start" style:justify-single-word="false"/>
      <style:text-properties officeooo:paragraph-rsid="001f2cff"/>
    </style:style>
    <style:style style:name="P7" style:family="paragraph" style:parent-style-name="Title_20_and_20_Content_7e_LT_7e_Gliederung_20_2">
      <style:paragraph-properties fo:margin-left="0in" fo:margin-right="0in" fo:margin-top="0.039in" fo:margin-bottom="0in" style:contextual-spacing="false" fo:text-indent="0in" style:auto-text-indent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paragraph-rsid="0020d42f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8" style:family="paragraph" style:parent-style-name="Title_20_and_20_Content_7e_LT_7e_Gliederung_20_2">
      <style:paragraph-properties fo:margin-left="0in" fo:margin-right="0in" fo:margin-top="0.039in" fo:margin-bottom="0in" style:contextual-spacing="false" fo:text-indent="0in" style:auto-text-indent="false" fo:padding="0.0291in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9" style:family="paragraph" style:parent-style-name="Heading_20_2">
      <style:text-properties officeooo:rsid="0020d42f" officeooo:paragraph-rsid="0020d42f"/>
    </style:style>
    <style:style style:name="P10" style:family="paragraph" style:parent-style-name="Heading_20_2">
      <style:text-properties officeooo:rsid="0022acbd" officeooo:paragraph-rsid="0022acbd"/>
    </style:style>
    <style:style style:name="P11" style:family="paragraph" style:parent-style-name="Heading_20_2">
      <style:text-properties officeooo:rsid="0025cff0" officeooo:paragraph-rsid="0025cff0"/>
    </style:style>
    <style:style style:name="P12" style:family="paragraph" style:parent-style-name="Heading_20_2">
      <style:text-properties officeooo:rsid="0025cff0" officeooo:paragraph-rsid="0029fa93"/>
    </style:style>
    <style:style style:name="P13" style:family="paragraph" style:parent-style-name="Heading_20_2" style:list-style-name="L1">
      <style:text-properties officeooo:paragraph-rsid="0029fa93"/>
    </style:style>
    <style:style style:name="P14" style:family="paragraph" style:parent-style-name="Heading_20_2" style:list-style-name="L1">
      <style:text-properties officeooo:rsid="0029fa93" officeooo:paragraph-rsid="0029fa93"/>
    </style:style>
    <style:style style:name="T1" style:family="text">
      <style:text-properties fo:color="#000000" style:font-name="Times New Roman" fo:font-size="14pt" fo:font-weight="normal" style:font-size-asian="14pt" style:font-weight-asian="normal" style:font-weight-complex="normal"/>
    </style:style>
    <style:style style:name="T2" style:family="text">
      <style:text-properties fo:color="#000000" style:font-name="Times New Roman" fo:font-size="14pt" fo:font-weight="normal" officeooo:rsid="00185e07" style:font-size-asian="14pt" style:font-weight-asian="normal" style:font-weight-complex="normal"/>
    </style:style>
    <style:style style:name="T3" style:family="text">
      <style:text-properties fo:color="#000000" style:font-name="Times New Roman" fo:font-size="14pt" fo:font-weight="normal" officeooo:rsid="001935fc" style:font-size-asian="14pt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afb9c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7f92d" style:letter-kerning="true" style:font-name-asian="DejaVu Sans" style:font-size-asian="14pt" style:font-style-asian="normal" style:font-weight-asian="normal" style:font-name-complex="Liberation Sans1" style:font-size-complex="12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17f92d" style:letter-kerning="true" style:font-name-asian="DejaVu Sans" style:font-size-asian="14pt" style:font-style-asian="normal" style:font-weight-asian="bold" style:font-name-complex="Liberation Sans1" style:font-size-complex="12pt" style:font-weight-complex="bold" style:text-emphasize="none"/>
    </style:style>
    <style:style style:name="T9" style:family="text">
      <style:text-properties officeooo:rsid="001afb9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acbd" style:font-weight-asian="normal" style:font-weight-complex="normal"/>
    </style:style>
    <style:style style:name="T13" style:family="text">
      <style:text-properties officeooo:rsid="001db12c"/>
    </style:style>
    <style:style style:name="T14" style:family="text">
      <style:text-properties officeooo:rsid="0020d42f"/>
    </style:style>
    <style:style style:name="T15" style:family="text">
      <style:text-properties officeooo:rsid="00219ea4"/>
    </style:style>
    <style:style style:name="T16" style:family="text">
      <style:text-properties officeooo:rsid="00249354"/>
    </style:style>
    <style:style style:name="T17" style:family="text">
      <style:text-properties officeooo:rsid="0026ea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</text:p>
      <text:p text:style-name="Heading_20_2">1. <text:span text:style-name="T13">Identify the SPEC (802.11ax)</text:span></text:p>
      <text:p text:style-name="P5"><text:span text:style-name="T7">The </text:span><text:span text:style-name="T8">definition</text:span><text:span text:style-name="T7"> of trigger frame is: </text:span></text:p>
      <text:p text:style-name="P6"><text:span text:style-name="T4">The Trigger frame is a MAC frame th</text:span><text:span text:style-name="T6">at include</text:span><text:span text:style-name="T1">s sufficient information to identify the stations transmitting the UL MU PPDUs and allocating resources for the UL MU PPDUs. </text:span><text:span text:style-name="T2">[</text:span><text:span text:style-name="T3">82]</text:span></text:p>
      <text:p text:style-name="P6"><text:span text:style-name="T5">The transmission for all the STAs in an DL MU PPDU shall end at the same time. [83]</text:span></text:p>
      <text:p text:style-name="P7"><text:span text:style-name="T9">The transmission from all the STAs in an UL MU PPDU shall end at the time indicated in TF. [83]</text:span></text:p>
      <text:p text:style-name="P7"><text:span text:style-name="T9">The spec shall allow the schedule info for OFDMA ack from STAs is contained in the MAC header of DL MPDU. [90]</text:span></text:p>
      <text:p text:style-name="Heading_20_2">2. <text:span text:style-name="T14">Target</text:span></text:p>
      <text:p text:style-name="P9">I want to build a scheduler of 802.11ax. Such a scheduler should have <text:span text:style-name="T10">higher throughput</text:span>, <text:span text:style-name="T10">low delay</text:span>, and <text:span text:style-name="T10">higher energy efficiency</text:span><text:span text:style-name="T11">, </text:span><text:span text:style-name="T12">c</text:span><text:span text:style-name="T15">ompared with legacy 802.11. </text:span></text:p>
      <text:p text:style-name="P10">The difference is that, legacy wifi didn't consider the UL/DL <text:span text:style-name="T16">fairness. All STAs are almost fair, while its star topology determines the UL/DL is not fair at all, especially in dense scenarios. </text:span></text:p>
      <text:p text:style-name="P12">Actually this problem is kind of flow control problem. <text:span text:style-name="T17">However, the flow is not only based on traffic loading but also STA numbers. (Fairness is not only between STAs but also between UL/DL.) </text:span></text:p>
      <text:list xml:id="list294934463609856960" text:style-name="L1">
        <text:list-item>
          <text:p text:style-name="P13"><text:span text:style-name="T17">How to use the bandwidth efficiently under any scenarios? </text:span></text:p>
        </text:list-item>
        <text:list-item>
          <text:p text:style-name="P14">How to measure the performance of the mechanism?</text:p>
        </text:list-item>
      </text:list>
      <text:p text:style-name="P11"/>
      <text:p text:style-name="P8"/>
      <text:p text:style-name="P4">Tips:</text:p>
      <text:p text:style-name="P2"><text:span text:style-name="T14">1. </text:span>Reference is indexed with framework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ccanthis ADF Std" svg:font-family="'Accanthis ADF Std'"/>
    <style:font-face style:name="DejaVu Sans" svg:font-family="'DejaVu Sans'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ccanthis ADF Std" style:font-family-asian="'Accanthis ADF Std'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name-asian="DejaVu Sans" style:font-family-asian="'DejaVu Sans'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name-asian="DejaVu Sans" style:font-family-asian="'DejaVu Sans'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07:42.334263084</meta:creation-date>
    <dc:date>2016-06-10T16:37:03.666763547</dc:date>
    <meta:editing-duration>PT27M13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219" meta:character-count="1241" meta:non-whitespace-character-count="1033"/>
  </office:meta>
</office:document-meta>
</file>